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c3e7" officeooo:paragraph-rsid="000ac3e7"/>
    </style:style>
    <style:style style:name="P2" style:family="paragraph" style:parent-style-name="Standard">
      <style:text-properties officeooo:rsid="000ac3e7" officeooo:paragraph-rsid="000f4099"/>
    </style:style>
    <style:style style:name="P3" style:family="paragraph" style:parent-style-name="Standard">
      <style:text-properties officeooo:rsid="000c5b63" officeooo:paragraph-rsid="000f4099"/>
    </style:style>
    <style:style style:name="P4" style:family="paragraph" style:parent-style-name="Standard">
      <style:text-properties officeooo:rsid="000c5b63" officeooo:paragraph-rsid="00123784"/>
    </style:style>
    <style:style style:name="P5" style:family="paragraph" style:parent-style-name="Standard">
      <style:text-properties officeooo:rsid="000e5ace" officeooo:paragraph-rsid="000f4099"/>
    </style:style>
    <style:style style:name="P6" style:family="paragraph" style:parent-style-name="Standard">
      <style:text-properties officeooo:rsid="000f4099" officeooo:paragraph-rsid="000f4099"/>
    </style:style>
    <style:style style:name="P7" style:family="paragraph" style:parent-style-name="Standard">
      <style:text-properties officeooo:rsid="000f4099" officeooo:paragraph-rsid="000ac3e7"/>
    </style:style>
    <style:style style:name="P8" style:family="paragraph" style:parent-style-name="Standard">
      <style:text-properties officeooo:rsid="000f4099" officeooo:paragraph-rsid="00123784"/>
    </style:style>
    <style:style style:name="P9" style:family="paragraph" style:parent-style-name="Standard">
      <style:text-properties officeooo:rsid="000f4099" officeooo:paragraph-rsid="00138a09"/>
    </style:style>
    <style:style style:name="P10" style:family="paragraph" style:parent-style-name="Standard">
      <style:text-properties officeooo:rsid="00123784" officeooo:paragraph-rsid="00123784"/>
    </style:style>
    <style:style style:name="P11" style:family="paragraph" style:parent-style-name="Standard">
      <style:text-properties officeooo:rsid="00123784" officeooo:paragraph-rsid="00138a09"/>
    </style:style>
    <style:style style:name="P12" style:family="paragraph" style:parent-style-name="Standard">
      <style:text-properties officeooo:rsid="00138a09" officeooo:paragraph-rsid="00138a09"/>
    </style:style>
    <style:style style:name="T1" style:family="text">
      <style:text-properties officeooo:rsid="000f4099"/>
    </style:style>
    <style:style style:name="T2" style:family="text">
      <style:text-properties officeooo:rsid="00123784"/>
    </style:style>
    <style:style style:name="T3" style:family="text">
      <style:text-properties officeooo:rsid="00138a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icole Parker</text:p>
      <text:p text:style-name="P1">Lab7</text:p>
      <text:p text:style-name="P7"/>
      <text:p text:style-name="P7"/>
      <text:p text:style-name="P8">File with <text:span text:style-name="T2">front</text:span> zero:</text:p>
      <text:p text:style-name="P10">I tested the program with a file size of 100,000. <text:s/>It was expected that linear search would find the zero at the first search, because it starts from the beginning, so a time of 0.001 would be expected. <text:s/>Binary search had a time of 0, which was a little surprising that it was faster than a linear search because it starts in the middle.</text:p>
      <text:p text:style-name="P6"/>
      <text:p text:style-name="P10">Linear search result for '0' in array: 0</text:p>
      <text:p text:style-name="P10">time: 0.001</text:p>
      <text:p text:style-name="P10">Bubble sort completed</text:p>
      <text:p text:style-name="P10">time: 51060.5</text:p>
      <text:p text:style-name="P10">Binary search result for '0' in array: 0</text:p>
      <text:p text:style-name="P10">time: 0</text:p>
      <text:p text:style-name="P6"/>
      <text:p text:style-name="P6"/>
      <text:p text:style-name="P8">File with middle zero:</text:p>
      <text:p text:style-name="P10">I tested the program with a file size of 100,000. <text:s/>It was expected that linear search would <text:span text:style-name="T3">be slower than the linear search for the file with zero at the front, this is shown with a slower time of 0.158</text:span>. <text:s/>Binary search had a time of 0.<text:span text:style-name="T3">001</text:span>, which was a <text:span text:style-name="T3">much </text:span>faster than a linear search <text:span text:style-name="T3">which is expected, because binary search starts in the middle of the file. </text:span></text:p>
      <text:p text:style-name="P6"/>
      <text:p text:style-name="P12">Linear search result for '0' in array: 50000</text:p>
      <text:p text:style-name="P12">time: 0.158</text:p>
      <text:p text:style-name="P12">Bubble sort completed</text:p>
      <text:p text:style-name="P12">time: 53429.8</text:p>
      <text:p text:style-name="P12">Binary search result for '0' in array: 0</text:p>
      <text:p text:style-name="P12">time: 0.001</text:p>
      <text:p text:style-name="P6"/>
      <text:p text:style-name="P9">File with <text:span text:style-name="T3">end</text:span> zero:</text:p>
      <text:p text:style-name="P11">I tested the program with a file size of 100,000. <text:s/><text:span text:style-name="T3">For a file with a zero at the end I would expect that linear search would take a while because it has to go through the entire file. It took linear search 0.494, compared to binary search time of 0.001. The this was expected.</text:span> </text:p>
      <text:p text:style-name="P4"/>
      <text:p text:style-name="P12">Linear search result for '0' in array: 99999</text:p>
      <text:p text:style-name="P12">time: 0.494</text:p>
      <text:p text:style-name="P12">Bubble sort completed</text:p>
      <text:p text:style-name="P12">time: 58702.8</text:p>
      <text:p text:style-name="P12">Binary search result for '0' in array: 0</text:p>
      <text:p text:style-name="P12">time: 0.001</text:p>
      <text:p text:style-name="P12"/>
      <text:p text:style-name="P12">File with no zero:</text:p>
      <text:p text:style-name="P12"/>
      <text:p text:style-name="P12">It was expected that linear search would take longer than binary search because linear search has to go through the entire file to see if there is a zero. On the other hand binary search is much quiccker because it eliminates half of the file with each pass. This is seen with a linear search time of 0.323, and a binary search time of 0.001.</text:p>
      <text:p text:style-name="P12"><text:soft-page-break/></text:p>
      <text:p text:style-name="P12">NOT FOUND!</text:p>
      <text:p text:style-name="P12">time: 0.323</text:p>
      <text:p text:style-name="P12">Bubble sort completed</text:p>
      <text:p text:style-name="P12">time: 53207.1</text:p>
      <text:p text:style-name="P12">NOT FOUND!</text:p>
      <text:p text:style-name="P12">time: 0.001</text:p>
      <text:p text:style-name="P12"/>
      <text:p text:style-name="P12"/>
      <text:p text:style-name="P6"/>
      <text:p text:style-name="P6"/>
      <text:p text:style-name="P5"><text:span text:style-name="T1">I was having a hard time understanding how to implement exceptions to test file operations. I was able to get help with this at </text:span>http://www.cplusplus.com/reference/ios/ios/exceptions/</text:p>
      <text:p text:style-name="P2"/>
      <text:p text:style-name="P3">I looked up how to calculate execution time and I decided to <text:span text:style-name="T1">use the code </text:span>submitted by fun2code (1678), on April 11, 2011 which displayed the time <text:span text:style-name="T1">i</text:span>n milliseconds. </text:p>
      <text:p text:style-name="P3"><text:a xlink:type="simple" xlink:href="http://www.cplusplus.com/forum/beginner/40563/" text:style-name="Internet_20_link" text:visited-style-name="Visited_20_Internet_20_Link">http://www.cplusplus.com/forum/beginner/40563/</text:a> <text:s/></text:p>
      <text:p text:style-name="P3"><text:s text:c="2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0T15:49:34.979456328</meta:creation-date>
    <dc:date>2015-02-21T15:44:38.981062569</dc:date>
    <meta:editing-duration>PT11M12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2" meta:paragraph-count="38" meta:word-count="414" meta:character-count="2298" meta:non-whitespace-character-count="1909"/>
  </office:meta>
</office:document-meta>
</file>